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A00000135A7FD9D0D18DE90C5.png" manifest:media-type="image/png"/>
  <manifest:file-entry manifest:full-path="Pictures/10000001000002D4000002B33356C5D2BD03FC49.png" manifest:media-type="image/png"/>
  <manifest:file-entry manifest:full-path="Pictures/10000001000001C8000000F1C121D60A9C71BCE2.png" manifest:media-type="image/png"/>
  <manifest:file-entry manifest:full-path="Pictures/100000010000031B000001191F4A8AAB4B83E869.png" manifest:media-type="image/png"/>
  <manifest:file-entry manifest:full-path="Pictures/1000000100000652000002B40D3713DEA71B28E9.png" manifest:media-type="image/png"/>
  <manifest:file-entry manifest:full-path="Pictures/100000010000039D00000284E0D716E2E7EC1BE1.png" manifest:media-type="image/png"/>
  <manifest:file-entry manifest:full-path="Pictures/100000010000039800000205601E381BA507C7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39d" officeooo:paragraph-rsid="0015739d"/>
    </style:style>
    <style:style style:name="P2" style:family="paragraph" style:parent-style-name="Standard">
      <style:text-properties officeooo:rsid="0018e39c" officeooo:paragraph-rsid="0018e39c"/>
    </style:style>
    <style:style style:name="P3" style:family="paragraph" style:parent-style-name="Standard">
      <style:text-properties officeooo:rsid="00196c1a" officeooo:paragraph-rsid="00196c1a"/>
    </style:style>
    <style:style style:name="P4" style:family="paragraph" style:parent-style-name="Standard">
      <style:text-properties officeooo:rsid="0019782c" officeooo:paragraph-rsid="0019782c"/>
    </style:style>
    <style:style style:name="P5" style:family="paragraph" style:parent-style-name="Standard">
      <style:text-properties fo:language="en" fo:country="US" officeooo:rsid="0019782c" officeooo:paragraph-rsid="0019782c"/>
    </style:style>
    <style:style style:name="P6" style:family="paragraph" style:parent-style-name="Standard">
      <style:text-properties fo:language="en" fo:country="US" officeooo:rsid="001b68fc" officeooo:paragraph-rsid="001b68fc"/>
    </style:style>
    <style:style style:name="P7" style:family="paragraph" style:parent-style-name="Standard">
      <style:text-properties officeooo:rsid="001b68fc" officeooo:paragraph-rsid="001b68fc"/>
    </style:style>
    <style:style style:name="P8" style:family="paragraph" style:parent-style-name="Standard">
      <style:text-properties officeooo:rsid="001dd0f1" officeooo:paragraph-rsid="001dd0f1"/>
    </style:style>
    <style:style style:name="P9" style:family="paragraph" style:parent-style-name="Standard">
      <style:text-properties officeooo:rsid="00202180" officeooo:paragraph-rsid="00202180"/>
    </style:style>
    <style:style style:name="P10" style:family="paragraph" style:parent-style-name="Standard">
      <style:text-properties officeooo:rsid="0020a7e1" officeooo:paragraph-rsid="0020a7e1"/>
    </style:style>
    <style:style style:name="P11" style:family="paragraph" style:parent-style-name="Standard">
      <style:text-properties fo:font-style="normal" officeooo:rsid="00224f8b" officeooo:paragraph-rsid="0020a7e1" style:font-style-asian="normal" style:font-style-complex="normal"/>
    </style:style>
    <style:style style:name="P12" style:family="paragraph" style:parent-style-name="Standard">
      <style:text-properties fo:font-style="normal" officeooo:rsid="00224f8b" officeooo:paragraph-rsid="00224f8b" style:font-style-asian="normal" style:font-style-complex="normal"/>
    </style:style>
    <style:style style:name="P13" style:family="paragraph" style:parent-style-name="Standard">
      <style:text-properties fo:font-style="normal" officeooo:rsid="00239d7e" officeooo:paragraph-rsid="00239d7e" style:font-style-asian="normal" style:font-style-complex="normal"/>
    </style:style>
    <style:style style:name="P14" style:family="paragraph" style:parent-style-name="Standard">
      <style:text-properties fo:font-style="normal" officeooo:rsid="0031afe8" officeooo:paragraph-rsid="0032e903" style:font-style-asian="normal" style:font-style-complex="normal"/>
    </style:style>
    <style:style style:name="P15" style:family="paragraph" style:parent-style-name="Standard">
      <style:text-properties officeooo:rsid="00239d7e" officeooo:paragraph-rsid="00239d7e"/>
    </style:style>
    <style:style style:name="P16" style:family="paragraph" style:parent-style-name="Standard">
      <style:text-properties officeooo:rsid="00247dad" officeooo:paragraph-rsid="00247dad"/>
    </style:style>
    <style:style style:name="P17" style:family="paragraph" style:parent-style-name="Standard">
      <style:text-properties officeooo:rsid="0026034c" officeooo:paragraph-rsid="0026034c"/>
    </style:style>
    <style:style style:name="P18" style:family="paragraph" style:parent-style-name="Standard">
      <style:text-properties officeooo:rsid="00294a4f" officeooo:paragraph-rsid="00294a4f"/>
    </style:style>
    <style:style style:name="P19" style:family="paragraph" style:parent-style-name="Standard">
      <style:text-properties officeooo:rsid="002aaf52" officeooo:paragraph-rsid="002aaf52"/>
    </style:style>
    <style:style style:name="P20" style:family="paragraph" style:parent-style-name="Standard">
      <style:text-properties officeooo:rsid="002b503f" officeooo:paragraph-rsid="002b503f"/>
    </style:style>
    <style:style style:name="P21" style:family="paragraph" style:parent-style-name="Standard">
      <style:text-properties officeooo:rsid="002c05ea" officeooo:paragraph-rsid="002c05ea"/>
    </style:style>
    <style:style style:name="P22" style:family="paragraph" style:parent-style-name="Standard">
      <style:text-properties officeooo:rsid="002c406f" officeooo:paragraph-rsid="002c406f"/>
    </style:style>
    <style:style style:name="P23" style:family="paragraph" style:parent-style-name="Standard">
      <style:text-properties officeooo:rsid="002d5eef" officeooo:paragraph-rsid="002d5eef"/>
    </style:style>
    <style:style style:name="P24" style:family="paragraph" style:parent-style-name="Standard">
      <style:text-properties fo:font-style="italic" fo:font-weight="bold" officeooo:rsid="002ff923" officeooo:paragraph-rsid="0031afe8" style:font-style-asian="italic" style:font-weight-asian="bold" style:font-style-complex="italic" style:font-weight-complex="bold"/>
    </style:style>
    <style:style style:name="P25" style:family="paragraph" style:parent-style-name="Standard">
      <style:text-properties officeooo:paragraph-rsid="0031afe8"/>
    </style:style>
    <style:style style:name="P26" style:family="paragraph" style:parent-style-name="Standard">
      <style:text-properties fo:font-style="normal" fo:font-weight="normal" officeooo:rsid="0031afe8" officeooo:paragraph-rsid="0031afe8" style:font-style-asian="normal" style:font-weight-asian="normal" style:font-style-complex="normal" style:font-weight-complex="normal"/>
    </style:style>
    <style:style style:name="P27" style:family="paragraph" style:parent-style-name="Standard">
      <style:text-properties fo:font-style="normal" fo:font-weight="normal" officeooo:rsid="0032e903" officeooo:paragraph-rsid="0031afe8" style:font-style-asian="normal" style:font-weight-asian="normal" style:font-style-complex="normal" style:font-weight-complex="normal"/>
    </style:style>
    <style:style style:name="P28" style:family="paragraph" style:parent-style-name="Standard">
      <style:text-properties fo:font-style="normal" fo:font-weight="normal" officeooo:rsid="0032e903" officeooo:paragraph-rsid="0032e903" style:font-style-asian="normal" style:font-weight-asian="normal" style:font-style-complex="normal" style:font-weight-complex="normal"/>
    </style:style>
    <style:style style:name="P29" style:family="paragraph" style:parent-style-name="Standard">
      <style:text-properties fo:font-style="normal" fo:font-weight="normal" officeooo:rsid="00337cdd" officeooo:paragraph-rsid="00337cdd" style:font-style-asian="normal" style:font-weight-asian="normal" style:font-style-complex="normal" style:font-weight-complex="normal"/>
    </style:style>
    <style:style style:name="P30" style:family="paragraph" style:parent-style-name="Standard">
      <style:text-properties fo:font-style="italic" fo:font-weight="normal" officeooo:rsid="0031afe8" officeooo:paragraph-rsid="0031afe8" style:font-style-asian="italic" style:font-weight-asian="normal" style:font-style-complex="italic" style:font-weight-complex="normal"/>
    </style:style>
    <style:style style:name="T1" style:family="text">
      <style:text-properties officeooo:rsid="00196c1a"/>
    </style:style>
    <style:style style:name="T2" style:family="text">
      <style:text-properties officeooo:rsid="001a512c"/>
    </style:style>
    <style:style style:name="T3" style:family="text">
      <style:text-properties fo:font-weight="bold"/>
    </style:style>
    <style:style style:name="T4" style:family="text">
      <style:text-properties officeooo:rsid="001b68fc"/>
    </style:style>
    <style:style style:name="T5" style:family="text">
      <style:text-properties officeooo:rsid="001dd0f1"/>
    </style:style>
    <style:style style:name="T6" style:family="text">
      <style:text-properties officeooo:rsid="00202180"/>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224f8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31afe8" style:font-style-asian="normal" style:font-weight-asian="normal" style:font-style-complex="normal" style:font-weight-complex="normal"/>
    </style:style>
    <style:style style:name="T13" style:family="text">
      <style:text-properties officeooo:rsid="00239d7e"/>
    </style:style>
    <style:style style:name="T14" style:family="text">
      <style:text-properties officeooo:rsid="0026034c"/>
    </style:style>
    <style:style style:name="T15" style:family="text">
      <style:text-properties officeooo:rsid="0029ccfb"/>
    </style:style>
    <style:style style:name="T16" style:family="text">
      <style:text-properties officeooo:rsid="002aaf52"/>
    </style:style>
    <style:style style:name="T17" style:family="text">
      <style:text-properties officeooo:rsid="002c05ea"/>
    </style:style>
    <style:style style:name="T18" style:family="text">
      <style:text-properties officeooo:rsid="002e4848"/>
    </style:style>
    <style:style style:name="T19" style:family="text">
      <style:text-properties fo:font-weight="normal" style:font-weight-asian="normal" style:font-weight-complex="normal"/>
    </style:style>
    <style:style style:name="T20" style:family="text">
      <style:text-properties fo:font-weight="normal" officeooo:rsid="0032e903" style:font-weight-asian="normal" style:font-weight-complex="normal"/>
    </style:style>
    <style:style style:name="T21" style:family="text">
      <style:text-properties officeooo:rsid="00337cd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elop Kernel from Scratch</text:p>
      <text:p text:style-name="P1"/>
      <text:p text:style-name="P4">Intel mimarisine ve çekirdek geliştirme ile ilgili bilgiler edineceğiz. Bootloader yazacağız. Kernel içeriğinde bellek yönetimi ve process yönetimine dair bilgiler edineceğiz.</text:p>
      <text:p text:style-name="P4"/>
      <text:p text:style-name="P4">- <text:span text:style-name="T2">İlklenme Adımları</text:span></text:p>
      <text:p text:style-name="P4">- <text:span text:style-name="T2">BIOS ROM’dan çalıştırılır.</text:span></text:p>
      <text:p text:style-name="P5">On IBM-compatible PCs (basically, everything) <text:span text:style-name="T3">the final two bytes of the 512-byte MBR</text:span> are called the boot signature and are used by the BIOS to determine if the selected boot drive is actually bootable or not. On a disk that contains valid bootstrap code, the last two bytes of the MBR should always be 0x55 0xAA.</text:p>
      <text:p text:style-name="P6">BIOS loads the bootlaoder into RAM at absolute address 0x7C00</text:p>
      <text:p text:style-name="P6"/>
      <text:p text:style-name="P4">- <text:span text:style-name="T2">BIOS, Bootloader ı çalıştırır</text:span></text:p>
      <text:p text:style-name="P4">- <text:span text:style-name="T2">Bootloader çekirdeği yükler</text:span></text:p>
      <text:p text:style-name="P4"/>
      <text:p text:style-name="P4"><text:tab/></text:p>
      <text:p text:style-name="P4"/>
      <text:p text:style-name="P4">- Bootloader</text:p>
      <text:p text:style-name="P1"/>
      <text:p text:style-name="P2">Kurumları tamamladık ve artık QEMU başlatmak için ilk bootloader uygulamamızı yazacağız. Bunun için basit bir Hello World bootloader nasıl yazılır bunu öğrendik. Terminale karakter bastırmak için BIOS un sağladığı interrupt servisi kullanıldı. Bu liste internetten erişebilir (Ralf Brown’s Interrupt List). Bunu yapmak için gerekli register listesi kod içerisinde yorumlar ile birlikte verilmiştir. Bu assembly dosyası sonrasında derlenerek binary dosyaya dönüştürüldü ve QEMU başlatılırken -hda bayrağı ile sağlanır. İlgili <text:span text:style-name="T1">(Derleme ve QEMU başlatma) </text:span>terminal komutları:</text:p>
      <text:p text:style-name="P2"/>
      <text:p text:style-name="P2"><text:tab/>nasm -f bin ./boot.asm -o ./boot.bin</text:p>
      <text:p text:style-name="P2"><text:tab/>qemu-system-x86_64 -hda ./boot.bin</text:p>
      <text:p text:style-name="P2"/>
      <text:p text:style-name="P3"><draw:frame draw:style-name="fr2" draw:name="Image2" text:anchor-type="char" svg:x="3.6972in" svg:y="0.6693in" svg:width="3.5661in" svg:height="2.1283in" draw:z-index="1"><draw:image xlink:href="Pictures/100000010000039800000205601E381BA507C7C2.png" xlink:type="simple" xlink:show="embed" xlink:actuate="onLoad" draw:mime-type="image/png"/></draw:frame><draw:frame draw:style-name="fr2" draw:name="Image1" text:anchor-type="char" svg:x="-0.0673in" svg:y="0.6354in" svg:width="3.3744in" svg:height="2.2118in" draw:z-index="0"><draw:image xlink:href="Pictures/100000010000039D00000284E0D716E2E7EC1BE1.png" xlink:type="simple" xlink:show="embed" xlink:actuate="onLoad" draw:mime-type="image/png"/></draw:frame>Ek olarak, boot.bin dosyası incelendiğinde 512 byte boyutunda ve 0xAA55 ile bittiği gözlemlenebilir.</text:p>
      <text:p text:style-name="P3"/>
      <text:p text:style-name="P3"/>
      <text:p text:style-name="P3">----------- -----------</text:p>
      <text:p text:style-name="P3"/>
      <text:p text:style-name="P3">- <text:span text:style-name="T4">Real Mode (Compatibility Mode)</text:span></text:p>
      <text:p text:style-name="P3"/>
      <text:p text:style-name="P7"><text:soft-page-break/>1MB RAM’e erişilebilir. Tek seferde erişilebilir bit sayısı 16’dır. Segmentation Memory Model şeklinde erişim yapılır. Bu nedenle bize verilen bellek segmentinde 65535 adresine erişilebilir. No memory and hardware security is available.</text:p>
      <text:p text:style-name="P3"/>
      <text:p text:style-name="P3">- <text:span text:style-name="T5">Segmentation Memory Model</text:span></text:p>
      <text:p text:style-name="P3"/>
      <text:p text:style-name="P8">Bellek bölgesi segment ve offset ile erişilir. (Segment Register kullanılır). 8086 işlemci için bulunan segment’ler</text:p>
      <text:p text:style-name="P8">- CS Code Segment</text:p>
      <text:p text:style-name="P8">- SS Stack Segment</text:p>
      <text:p text:style-name="P8">- DS Data Segment</text:p>
      <text:p text:style-name="P8">- ES Extra Segment</text:p>
      <text:p text:style-name="P8"><text:tab/>Absolute Offset = (Segment Register * 16) + Offset</text:p>
      <text:p text:style-name="P8"/>
      <text:p text:style-name="P8">Farklı segment register’ları için farklı instruction’lar kullanılır. Örneğin, loadsb DS:SI register kombinasyonunu kullanır. (DS: Segment Register, SI: Offset). </text:p>
      <text:p text:style-name="P8">Örneğin, 0x7C1F adresine erişmek için şu kod bloğu kullanılabilir.</text:p>
      <text:p text:style-name="P8">_________________</text:p>
      <text:p text:style-name="P8">| ORG 0</text:p>
      <text:p text:style-name="P8">| mov ax, 0x7C0</text:p>
      <text:p text:style-name="P8">| mod ds, ax</text:p>
      <text:p text:style-name="P8">| mov si, *x1F</text:p>
      <text:p text:style-name="P8">| loadsb</text:p>
      <text:p text:style-name="P8">--------------------------</text:p>
      <text:p text:style-name="P8"/>
      <text:p text:style-name="P8">- <text:span text:style-name="T6">Bootloader ı gerçek bir donanımda kullanmak üzere hazırlamak</text:span></text:p>
      <text:p text:style-name="P9">Bazı BIOS’lar parametre bekleyebilir. Bunu görmek için OSDev Wiki sayfasında BSP (Boot Parameter Block) kısmına bakılabilir. Bazı parametreleri içerir ve bunların yazılmasını bekler. Sitedeki örnekte gözüken BPB bakılınca 33 byte kadarlık bytes ı bootloader’a eklemek gereklidir.</text:p>
      <text:p text:style-name="P9"/>
      <text:p text:style-name="P9"><draw:frame draw:style-name="fr1" draw:name="Image3" text:anchor-type="char" svg:x="0.1299in" svg:y="0.002in" svg:width="6.6929in" svg:height="2.8626in" draw:z-index="2"><draw:image xlink:href="Pictures/1000000100000652000002B40D3713DEA71B28E9.png" xlink:type="simple" xlink:show="embed" xlink:actuate="onLoad" draw:mime-type="image/png"/></draw:frame></text:p>
      <text:p text:style-name="P9"/>
      <text:p text:style-name="P10">Bootloader ı gerçek bir makinede test için önce Bootlaoder’ı bir USB ye yazacağız (“burrn”, “yakmak”). Terminal açılır..</text:p>
      <text:p text:style-name="P10"><text:tab/></text:p>
      <text:p text:style-name="P10"><text:tab/>| sudo fdisk -l <text:s text:c="5"/>//cihazda olan tüm disklere ait bilgiler gözükür. <text:span text:style-name="T7">dev</text:span><text:span text:style-name="T9">/sdb bizim USB miz <text:tab/><text:tab/><text:tab/><text:tab/>olabilir. </text:span><text:span text:style-name="T10">Virtual machine de denediğimde usb’mi göremedim.</text:span></text:p>
      <text:p text:style-name="P11"><text:soft-page-break/><text:tab/>| sudo dd if=./boot.bin of=/dev/sdb<text:tab/><text:tab/>//if: input file, of: output file</text:p>
      <text:p text:style-name="P12"/>
      <text:p text:style-name="P12">Bu işlemden sonra USB’de file system bulunmaz. Yalnızca raw/binary data vardır.</text:p>
      <text:p text:style-name="P12"/>
      <text:p text:style-name="P12">- <text:span text:style-name="T13">Interrupt Vector Table</text:span></text:p>
      <text:p text:style-name="P13">Interrupts, interrupt numarası aracılığı ile çağırdığımız subroutine’lerdir. Sırasıyla şu işlemler olur</text:p>
      <text:p text:style-name="P13">1. İşlemci kesilir</text:p>
      <text:p text:style-name="P13">2. Old state stack’e kayıt edilir.</text:p>
      <text:p text:style-name="P13">3. Interrupt çalıştırılır.</text:p>
      <text:p text:style-name="P15">Interrupt vector tablosu (IVT), bu interrupt’ların bellekte nere olduğunu belirtir. X86 mimarisi için 256 tane interrupt handler bulunuyor. IVT memory de ilk byte da yer alır.</text:p>
      <text:p text:style-name="P15"><draw:frame draw:style-name="fr1" draw:name="Image4" text:anchor-type="char" svg:x="0.5244in" svg:y="0.1472in" svg:width="5.7583in" svg:height="1.7543in" draw:z-index="3"><draw:image xlink:href="Pictures/100000010000031B000001191F4A8AAB4B83E869.png" xlink:type="simple" xlink:show="embed" xlink:actuate="onLoad" draw:mime-type="image/png"/></draw:frame></text:p>
      <text:p text:style-name="P16">Bu kısımda Interrupt Vector Table ı öğrendik. Ancak bir sonra bölümde daha farklı şekilde interrupt’lar ile ilgileneceğiz, Interrupt Descriptor Table.</text:p>
      <text:p text:style-name="P15"/>
      <text:p text:style-name="P15">- <text:span text:style-name="T14">Disk Access</text:span></text:p>
      <text:p text:style-name="P17">File, OS konseptidir. Diskler üzerinde bulunan özel yapılardır. Kernel tarafından yönetilir. Disk yalnızca sektör adı verilen bloklar halinde veri depolamaktan haberdardır. Genellikle 512 byte vb boyutlardadır. Modern sistemlerde Logical Block Address (LBA) adı verilen adresler aracılığıyla okuma yapabiliriz. Sektör cinsinden okudğumuz adresi belirtiriz byte cinsinden belirtmek yerine. </text:p>
      <text:p text:style-name="P17"/>
      <text:p text:style-name="P17">BIOS içerisinde interrupt 13h disk operasyonları için kullanılır.</text:p>
      <text:p text:style-name="P17"/>
      <text:p text:style-name="P18">Makefile oluşturarak kodları derleme işlemini ve derlerken yapılacak ek işlemleri hızlıca yaparız.</text:p>
      <text:p text:style-name="P18">“Bless” yükleyerek binary dosyları inceleriz. Burada boo<text:span text:style-name="T15">t</text:span>.bin dosyası aslında bir hard disk = virtual disk olarak gözükecektir. <text:span text:style-name="T16">Makefile içerisinde yorumlar eklendi. Bu işlemleri çalışma dizininde terminal açılarak aşağıdaki komutlar aracılığıyla yapılabilir.</text:span></text:p>
      <text:p text:style-name="P18"><text:tab/><text:span text:style-name="T16">| make</text:span></text:p>
      <text:p text:style-name="P18"><text:tab/><text:span text:style-name="T16">| bless boot.bin</text:span><draw:frame draw:style-name="fr1" draw:name="Image5" text:anchor-type="char" svg:x="3.9102in" svg:y="0.1819in" svg:width="2.6638in" svg:height="2.5425in" draw:z-index="4"><draw:image xlink:href="Pictures/10000001000002D4000002B33356C5D2BD03FC49.png" xlink:type="simple" xlink:show="embed" xlink:actuate="onLoad" draw:mime-type="image/png"/></draw:frame></text:p>
      <text:p text:style-name="P18"/>
      <text:p text:style-name="P19">Şimdi diskten okuma işlemleri için ralf browns interrupt kaynaklarına bakacağız. Bıos yükledikten sonra DL register’ı otomatik set edilmektedir.</text:p>
      <text:p text:style-name="P20">Burada diskten okuma örneği yaptık. Txt içerisindeki mesajı boot esnasında ekrana bastırdık. Bunu ilklenme esnasında Sektörden okuma yaparak bir buffer a koyduk. Sonrasında bu buffer’ı print rutininde çağırdık. <text:span text:style-name="T18">Bu kısma kodlara eklemedim..</text:span></text:p>
      <text:p text:style-name="P19"/>
      <text:p text:style-name="P19"/>
      <text:p text:style-name="P19"/>
      <text:p text:style-name="P19"/>
      <text:p text:style-name="P19"><text:soft-page-break/></text:p>
      <text:p text:style-name="P19"/>
      <text:p text:style-name="P19">- <text:span text:style-name="T17">CHAPTER 2</text:span></text:p>
      <text:p text:style-name="P19"/>
      <text:p text:style-name="P21">- Protected Mode</text:p>
      <text:p text:style-name="P19"/>
      <text:p text:style-name="P22">İşlemcinin bir state’idir. Bellek koruma yapabilmizi sağlar (user programlarından). 4GB adreslere erişebilmemizi sağlar. Farklı belle<draw:frame draw:style-name="fr1" draw:name="Image6" text:anchor-type="char" svg:x="2.3819in" svg:y="0.0118in" svg:width="3.1091in" svg:height="2.1736in" draw:z-index="5"><draw:image xlink:href="Pictures/10000001000001BA00000135A7FD9D0D18DE90C5.png" xlink:type="simple" xlink:show="embed" xlink:actuate="onLoad" draw:mime-type="image/png"/></draw:frame>k scheme’ları mevcuttur.</text:p>
      <text:p text:style-name="P22">1. Selectors</text:p>
      <text:p text:style-name="P22">2. Paging (Remapping Memory Addresses)</text:p>
      <text:p text:style-name="P22"/>
      <text:p text:style-name="P22"/>
      <text:p text:style-name="P22"/>
      <text:p text:style-name="P22"/>
      <text:p text:style-name="P22">*Selector Memory Scheme</text:p>
      <text:p text:style-name="P22">“segmentation register” lar, “”selector register” lara dönüşür. Bunlar memory ranges ve izinleri tanımlayan veri yapılarını işaret eder.</text:p>
      <text:p text:style-name="P22"/>
      <text:p text:style-name="P22">*Paging Memory Scheme</text:p>
      <text:p text:style-name="P22">En çok karşılaşılandır. Burada virtual adreslerimiz vardır ve bunlar fiziksel adresleri gösterir. Bu sayede farklı process’lar virtual olarak aynı adresi gösterse bile fiziksel olarak farklı adresleri gösterir. Bu adres dönüşümleri Page Table aracılığı ile kontrol edilir.</text:p>
      <text:p text:style-name="P22"/>
      <text:p text:style-name="P23">Protected Mode a geçiş yapmak için, şu işlemler yapılır (osdev wiki altında mevcut)</text:p>
      <text:p text:style-name="P23">- disable interrıpt</text:p>
      <text:p text:style-name="P23">- enable A20 line</text:p>
      <text:p text:style-name="P23">- load the Global Descriptor Table</text:p>
      <text:p text:style-name="P23">Hangi modda olduğumuza karar vermek için MSW register’ının lowest biti CR0 ile belirlenir.</text:p>
      <text:p text:style-name="P23"/>
      <text:p text:style-name="P24">Not: <text:span text:style-name="T11">GDT ne olduğunu bilmek gerekli bu noktada. Kısaca açıklama yazacağım buraya. Ancak osdevwiki altından gerçekten çok güzel açıklanmış. Anlaşılmayan kısım oradan takip edilebilir. </text:span></text:p>
      <text:p text:style-name="P26"/>
      <text:p text:style-name="P26">Real mode (ilk section da anlatıldığı üzere) memory A:B (A * 16 + B) şeklinde erişebiliyorduk. Herhangi bir koruma vb mekanizasma yoktu. Farklı sayıda segment’ler mevcuttu (Code, Data, Stack vb)</text:p>
      <text:p text:style-name="P26"/>
      <text:p text:style-name="P25"><text:span text:style-name="T12"><text:tab/></text:span><text:span text:style-name="T8">Segmentation is considered obsolete memory protection technique in protected mode by <text:tab/>both CPU manufacturers and most of programmers. It is no longer supported in long mode. <text:tab/>The information here is required to get protected mode working; also 64 bit GDT is needed <text:tab/>to enter long mode and segments are still used to jump from long mode to compatibility <text:tab/>mode and the other way around. If you want to be serious about OS development, we <text:tab/>strongly recommend using flat memory model and </text:span><text:a xlink:type="simple" xlink:href="https://wiki.osdev.org/Paging" text:style-name="Internet_20_link" text:visited-style-name="Visited_20_Internet_20_Link"><text:span text:style-name="T8">paging</text:span></text:a><text:span text:style-name="T8"> as memory management <text:tab/>technique. For more information, consult </text:span><text:a xlink:type="simple" xlink:href="https://wiki.osdev.org/X86-64" text:style-name="Internet_20_link" text:visited-style-name="Visited_20_Internet_20_Link"><text:span text:style-name="T8">x86-64</text:span></text:a><text:span text:style-name="T8">.</text:span></text:p>
      <text:p text:style-name="P30"/>
      <text:p text:style-name="P14"><text:span text:style-name="T19">Protected Mode’a gelince, artık A:B şeklindeki erişimde A: segment yerine selector şeklinde olur. A GDT tablosunda bir offset’e denk gelir. GDT içerisinde descriptor listesi bulunur ve her bir descriptor </text:span><text:span text:style-name="T20">segmentler için şu bilgileri içerir → Base Address, operation size, privilege level… etc. Genellikle varsayılar değerleri kullanıp paging model ile uğraşacağız.</text:span></text:p>
      <text:p text:style-name="P27"><draw:frame draw:style-name="fr1" draw:name="Image7" text:anchor-type="char" svg:x="0.8484in" svg:y="0in" svg:width="4.75in" svg:height="2.5102in" draw:z-index="6"><draw:image xlink:href="Pictures/10000001000001C8000000F1C121D60A9C71BCE2.png" xlink:type="simple" xlink:show="embed" xlink:actuate="onLoad" draw:mime-type="image/png"/></draw:frame><text:soft-page-break/></text:p>
      <text:p text:style-name="P27"/>
      <text:p text:style-name="P27"/>
      <text:p text:style-name="P27"/>
      <text:p text:style-name="P27"/>
      <text:p text:style-name="P27"/>
      <text:p text:style-name="P28"/>
      <text:p text:style-name="P28"/>
      <text:p text:style-name="P28"/>
      <text:p text:style-name="P28"/>
      <text:p text:style-name="P28"/>
      <text:p text:style-name="P28"/>
      <text:p text:style-name="P28"/>
      <text:p text:style-name="P28"/>
      <text:p text:style-name="P28"/>
      <text:p text:style-name="P28"><text:tab/><text:span text:style-name="T21">| gdb</text:span></text:p>
      <text:p text:style-name="P28"><text:tab/><text:span text:style-name="T21">| -c</text:span></text:p>
      <text:p text:style-name="P29"><text:tab/>| target remote | qemu-system-x86_64 -hda ./boot.bin -S -gdb stdi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3T15:57:27.743569109</meta:creation-date>
    <dc:date>2024-02-28T23:52:29.322577722</dc:date>
    <meta:editing-duration>PT2H55M26S</meta:editing-duration>
    <meta:editing-cycles>18</meta:editing-cycles>
    <meta:generator>LibreOffice/7.3.7.2$Linux_X86_64 LibreOffice_project/30$Build-2</meta:generator>
    <meta:document-statistic meta:table-count="0" meta:image-count="7" meta:object-count="0" meta:page-count="5" meta:paragraph-count="77" meta:word-count="1005" meta:character-count="7158" meta:non-whitespace-character-count="6196"/>
  </office:meta>
</office:document-meta>
</file>